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660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2" table:default-cell-style-name="ce2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office:value-type="string">
            <text:p>Space Color</text:p>
          </table:table-cell>
        </table:table-row>
        <table:table-row table:style-name="ro3">
          <table:table-cell office:value-type="string">
            <text:p>introIsland</text:p>
          </table:table-cell>
          <table:table-cell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40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80</text:p>
            <text:p>?,?</text:p>
          </table:table-cell>
          <table:table-cell office:value-type="string">
            <text:p>4</text:p>
            <text:p>?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3/26/2019</text:date>, <text:time>09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26T09:47:55.52</dc:date>
    <meta:editing-duration>PT10M59S</meta:editing-duration>
    <meta:editing-cycles>2</meta:editing-cycles>
    <meta:generator>OpenOffice/4.1.6$Win32 OpenOffice.org_project/416m1$Build-9790</meta:generator>
    <meta:document-statistic meta:table-count="3" meta:cell-count="45" meta:object-count="0"/>
  </office:meta>
</office:document-meta>
</file>